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6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9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9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 style:min-row-height="1.050694in"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 style:min-row-height="1.224306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 style:min-row-height="1.224306in"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6.<text:s text:c="2"/>Control de archivos y archivos proyectados en memoria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 la<text:s/></text:span><text:span text:style-name="T18">ejercicio 1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#include&lt;sys/types.h&gt;</text:span></text:p>
            <text:p text:style-name="P25"><text:span text:style-name="T21">#include&lt;fcntl.h&gt;</text:span></text:p>
            <text:p text:style-name="P25"><text:span text:style-name="T21">#include&lt;unistd.h&gt;</text:span></text:p>
            <text:p text:style-name="P25"><text:span text:style-name="T21">#include&lt;stdio.h&gt;</text:span></text:p>
            <text:p text:style-name="P25"><text:span text:style-name="T21">#include&lt;stdlib.h&gt;</text:span></text:p>
            <text:p text:style-name="P25"><text:span text:style-name="T21">#include&lt;errno.h&gt;</text:span></text:p>
            <text:p text:style-name="P25"><text:span text:style-name="T21">#include&lt;fcntl.h&gt;</text:span></text:p>
            <text:p text:style-name="P25"><text:span text:style-name="T21">#include &lt;string.h&gt;// PARA STRCMP</text:span></text:p>
            <text:p text:style-name="P25"><text:span text:style-name="T22"/></text:p>
            <text:p text:style-name="P25"><text:span text:style-name="T23">/*</text:span></text:p>
            <text:p text:style-name="P25"><text:span text:style-name="T23"><text:s text:c="2"/>Ejercicio 1 - Practica 6 - Rubén Calvo Villazán</text:span></text:p>
            <text:p text:style-name="P25"><text:span text:style-name="T24"/></text:p>
            <text:p text:style-name="P25"><text:span text:style-name="T25"><text:s text:c="2"/>Ejercicio 1. Implementa un programa que admita t argumentos.</text:span></text:p>
            <text:p text:style-name="P25"><text:span text:style-name="T25"><text:s text:c="2"/>El primer argumento será una orden de Linux;</text:span></text:p>
            <text:p text:style-name="P25"><text:span text:style-name="T25"><text:s text:c="2"/>el segundo, uno de los siguientes caracteres “&lt;” o “&gt;”,</text:span></text:p>
            <text:p text:style-name="P25"><text:span text:style-name="T25"><text:s text:c="2"/>y el tercero el nombre de un archivo (que puede existir o no).</text:span></text:p>
            <text:p text:style-name="P25"><text:span text:style-name="T25"><text:s text:c="2"/>El programa ejecutará la orden que se especifica como argumento primero</text:span></text:p>
            <text:p text:style-name="P25"><text:span text:style-name="T25"><text:s text:c="2"/>e implementará la redirección especificada por el segundo argumento hacia</text:span></text:p>
            <text:p text:style-name="P25"><text:span text:style-name="T25"><text:s text:c="2"/>el archivo indicado en el tercer argumento.</text:span></text:p>
            <text:p text:style-name="P25"><text:span text:style-name="T25"><text:s text:c="2"/>Por ejemplo, si deseamos redireccionar la entrada estándar</text:span></text:p>
            <text:p text:style-name="P25"><text:span text:style-name="T25"><text:s text:c="2"/>de sort desde un archivo temporal, ejecutaríamos:</text:span></text:p>
            <text:p text:style-name="P25"><text:span text:style-name="T26"/></text:p>
            <text:p text:style-name="P25"><text:span text:style-name="T27"><text:s text:c="2"/>$&gt;./mi_programa sort “&lt;” temporal</text:span></text:p>
            <text:p text:style-name="P25"><text:span text:style-name="T28"/></text:p>
            <text:p text:style-name="P25"><text:span text:style-name="T29"><text:s text:c="2"/>Nota. El carácter redirección (&lt;) aparece entre comillas dobles</text:span></text:p>
            <text:p text:style-name="P25"><text:span text:style-name="T29"><text:s text:c="2"/>para que no los interprete el shell sino que sea aceptado</text:span></text:p>
            <text:p text:style-name="P25"><text:span text:style-name="T29"><text:s text:c="2"/>como un argumento del programa mi_programa.</text:span></text:p>
            <text:p text:style-name="P25"><text:span text:style-name="T30"/></text:p>
            <text:p text:style-name="P25"><text:span text:style-name="T31">*/</text:span></text:p>
            <text:p text:style-name="P25"><text:span text:style-name="T32"/></text:p>
            <text:p text:style-name="P25"><text:span text:style-name="T33">int main(int argc, char* argv[]){</text:span></text:p>
            <text:p text:style-name="P25"><text:span text:style-name="T34"/></text:p>
            <text:p text:style-name="P25"><text:span text:style-name="T35"><text:s text:c="2"/>if(argc &lt;4){</text:span></text:p>
            <text:p text:style-name="P25"><text:span text:style-name="T35"><text:s text:c="4"/>printf("\nEscribe: ./ej1.c [orden] [&lt;o &gt;] [archivo_temp]\n");</text:span></text:p>
            <text:p text:style-name="P25"><text:span text:style-name="T35"><text:s text:c="4"/>exit(-1);</text:span></text:p>
            <text:p text:style-name="P25"><text:span text:style-name="T35"><text:s text:c="2"/>}</text:span></text:p>
            <text:p text:style-name="P25"><text:span text:style-name="T36"/></text:p>
            <text:p text:style-name="P25"><text:span text:style-name="T37"><text:s text:c="2"/>int fd, direccion;</text:span></text:p>
            <text:p text:style-name="P25"><text:span text:style-name="T37"><text:s text:c="2"/>char* orden = argv[1];</text:span></text:p>
            <text:p text:style-name="P25"><text:span text:style-name="T37"><text:s text:c="2"/>char* dir = argv[2];</text:span></text:p>
            <text:p text:style-name="P25"><text:span text:style-name="T37"><text:s text:c="2"/>char* arch = argv[3];</text:span></text:p>
            <text:p text:style-name="P25"><text:span text:style-name="T37"><text:s text:c="2"/>char* v1 = "&lt;";</text:span></text:p>
            <text:p text:style-name="P25"><text:span text:style-name="T37"><text:s text:c="2"/>char* v2 = "&gt;";</text:span></text:p>
            <text:p text:style-name="P25"><text:span text:style-name="T38"/></text:p>
            <text:p text:style-name="P25"><text:span text:style-name="T38"/></text:p>
            <text:p text:style-name="P25"><text:span text:style-name="T39"><text:s text:c="2"/>/* Comprobamos para seleccionar la direccion correspondiente */</text:span></text:p>
            <text:p text:style-name="P25"><text:span text:style-name="T40"/></text:p>
            <text:p text:style-name="P25"><text:span text:style-name="T41"><text:s text:c="2"/>if(strcmp(dir, v1) == 0){ // Comprobar si es '&lt;'</text:span></text:p>
            <text:p text:style-name="P25"><text:span text:style-name="T41"><text:s text:c="4"/>direccion = 0;</text:span></text:p>
            <text:p text:style-name="P25"><text:span text:style-name="T42"/></text:p>
            <text:p text:style-name="P25"><text:span text:style-name="T43"><text:s text:c="4"/>if((fd = open(arch, O_RDONLY)) &lt;0){ // Si es '&lt;'es para leer de archivo, luego se abre con opcion solo de lectura</text:span></text:p>
            <text:p text:style-name="P25"><text:span text:style-name="T43"><text:s text:c="8"/>perror("\nError en open de archivo\n");</text:span></text:p>
            <text:p text:style-name="P25"><text:span text:style-name="T43"><text:s text:c="8"/>exit(-1);</text:span></text:p>
            <text:p text:style-name="P25"><text:span text:style-name="T44"/></text:p>
            <text:p text:style-name="P25"><text:span text:style-name="T45"><text:s text:c="4"/>}</text:span></text:p>
            <text:p text:style-name="P25"><text:span text:style-name="T45"><text:s text:c="2"/>}</text:span></text:p>
            <text:p text:style-name="P25"><text:span text:style-name="T46"/></text:p>
            <text:p text:style-name="P25"><text:span text:style-name="T47"><text:s text:c="2"/>if(strcmp(dir, v2) == 0){ // Comprobar si es '&gt;'</text:span></text:p>
            <text:p text:style-name="P25"><text:span text:style-name="T47"><text:s text:c="4"/>direccion = 1;</text:span></text:p>
            <text:p text:style-name="P25"><text:span text:style-name="T48"/></text:p>
            <text:p text:style-name="P25"><text:span text:style-name="T49"><text:s text:c="4"/>if((fd = open(arch, O_WRONLY | O_TRUNC | O_CREAT, 0700)) &lt;0){ // Si es '&gt;'se abre archivo para escritura, si no existe se crea. La opcion '&gt;'borra el contenido -&gt;O_TRUNC</text:span></text:p>
            <text:p text:style-name="P25"><text:span text:style-name="T49"><text:s text:c="6"/>perror("\nError en open de archivo\n");</text:span></text:p>
            <text:p text:style-name="P25"><text:span text:style-name="T49"><text:s text:c="6"/>exit(-1);</text:span></text:p>
            <text:p text:style-name="P25"><text:span text:style-name="T49"><text:s text:c="4"/>}</text:span></text:p>
            <text:p text:style-name="P25"><text:span text:style-name="T49"><text:s text:c="2"/>}</text:span></text:p>
            <text:p text:style-name="P25"><text:span text:style-name="T50"/></text:p>
            <text:p text:style-name="P25"><text:span text:style-name="T51"><text:s text:c="2"/>close(direccion); </text:span></text:p>
            <text:p text:style-name="P25"><text:span text:style-name="T52"/></text:p>
            <text:p text:style-name="P25"><text:span text:style-name="T53"><text:s text:c="2"/>if(fcntl(fd, F_DUPFD, direccion) &lt;0){</text:span></text:p>
            <text:p text:style-name="P25"><text:span text:style-name="T53"><text:s text:c="4"/>perror("\nFallo en fcntl\n");</text:span></text:p>
            <text:p text:style-name="P25"><text:span text:style-name="T53"><text:s text:c="4"/>exit(-1);</text:span></text:p>
            <text:p text:style-name="P25"><text:span text:style-name="T53"><text:s text:c="2"/>}</text:span></text:p>
            <text:p text:style-name="P25"><text:span text:style-name="T54"/></text:p>
            <text:p text:style-name="P25"><text:span text:style-name="T55"><text:s text:c="2"/>if(execlp(orden, orden, NULL) &lt;0){</text:span></text:p>
            <text:p text:style-name="P25"><text:span text:style-name="T55"><text:s text:c="4"/>perror("\nError en execpl\n");</text:span></text:p>
            <text:p text:style-name="P25"><text:span text:style-name="T55"><text:s text:c="4"/>exit(-1);</text:span></text:p>
            <text:p text:style-name="P25"><text:span text:style-name="T55"><text:s text:c="2"/>}</text:span></text:p>
            <text:p text:style-name="P25"><text:span text:style-name="T56"/></text:p>
            <text:p text:style-name="P25"><text:span text:style-name="T57">}</text:span></text:p>
            <text:p text:style-name="P25"><text:span text:style-name="T58"/></text:p>
            <text:p text:style-name="P25"><text:span text:style-name="T58"/></text:p>
            <text:p text:style-name="P25"><text:span text:style-name="T58"/></text:p>
            <text:p text:style-name="P25"><text:span text:style-name="T58"/></text:p>
            <text:p text:style-name="P25"><text:span text:style-name="T58"/></text:p>
          </table:table-cell>
        </table:table-row>
      </table:table>
      <text:p text:style-name="P27"><text:span text:style-name="T58"/></text:p>
      <text:p text:style-name="P27"><text:span text:style-name="T59">Mi solución a la<text:s/></text:span><text:span text:style-name="T60">ejercicio 3</text:span><text:span text:style-name="T61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63">#include&lt;sys/types.h&gt;</text:span></text:p>
            <text:p text:style-name="P29"><text:span text:style-name="T63">#include&lt;fcntl.h&gt;</text:span></text:p>
            <text:p text:style-name="P29"><text:span text:style-name="T63">#include&lt;unistd.h&gt;</text:span></text:p>
            <text:p text:style-name="P29"><text:span text:style-name="T63">#include&lt;stdio.h&gt;</text:span></text:p>
            <text:p text:style-name="P29"><text:span text:style-name="T63">#include&lt;stdlib.h&gt;</text:span></text:p>
            <text:p text:style-name="P29"><text:span text:style-name="T63">#include&lt;errno.h&gt;</text:span></text:p>
            <text:p text:style-name="P29"><text:span text:style-name="T63">#include&lt;fcntl.h&gt;</text:span></text:p>
            <text:p text:style-name="P29"><text:span text:style-name="T63">#include &lt;string.h&gt;</text:span></text:p>
            <text:p text:style-name="P29"><text:span text:style-name="T64"/></text:p>
            <text:p text:style-name="P29"><text:span text:style-name="T65">/*</text:span></text:p>
            <text:p text:style-name="P29"><text:span text:style-name="T65"><text:s text:c="2"/>Ejercicio 3 - Practica 6 - Rubén Calvo Villazán</text:span></text:p>
            <text:p text:style-name="P29"><text:span text:style-name="T66"/></text:p>
            <text:p text:style-name="P29"><text:span text:style-name="T67">Ejercicio 3. Construir un programa que verifique que,</text:span></text:p>
            <text:p text:style-name="P29"><text:span text:style-name="T67">efectivamente, el kernel comprueba que puede</text:span></text:p>
            <text:p text:style-name="P29"><text:span text:style-name="T67">darse una situación de interbloqueo en el bloqueo de archivos.</text:span></text:p>
            <text:p text:style-name="P29"><text:span text:style-name="T67">*/</text:span></text:p>
            <text:p text:style-name="P29"><text:span text:style-name="T68"/></text:p>
            <text:p text:style-name="P29"><text:span text:style-name="T68"/></text:p>
            <text:p text:style-name="P29"><text:span text:style-name="T68"/></text:p>
            <text:p text:style-name="P29"><text:span text:style-name="T69">int main(int argc, char* argv[]){</text:span></text:p>
            <text:p text:style-name="P29"><text:span text:style-name="T70"/></text:p>
            <text:p text:style-name="P29"><text:span text:style-name="T71"><text:s text:c="2"/>struct flock cerrojo; // Declaracion del cerrojo</text:span></text:p>
            <text:p text:style-name="P29"><text:span text:style-name="T71"><text:s text:c="2"/>int fd;</text:span></text:p>
            <text:p text:style-name="P29"><text:span text:style-name="T72"/></text:p>
            <text:p text:style-name="P29"><text:span text:style-name="T73"><text:s text:c="2"/>if(argc &lt;2){</text:span></text:p>
            <text:p text:style-name="P29"><text:span text:style-name="T73"><text:s text:c="4"/>printf("\nEscribe ./ej3 [nombre_archivo]\n");</text:span></text:p>
            <text:p text:style-name="P29"><text:span text:style-name="T73"><text:s text:c="4"/>exit(-1);</text:span></text:p>
            <text:p text:style-name="P29"><text:span text:style-name="T73"><text:s text:c="2"/>}</text:span></text:p>
            <text:p text:style-name="P29"><text:span text:style-name="T74"/></text:p>
            <text:p text:style-name="P29"><text:span text:style-name="T75"><text:s text:c="2"/>char* arch = argv[1];</text:span></text:p>
            <text:p text:style-name="P29"><text:span text:style-name="T75"><text:s text:c="2"/>char* tecla;</text:span></text:p>
            <text:p text:style-name="P29"><text:span text:style-name="T76"/></text:p>
            <text:p text:style-name="P29"><text:span text:style-name="T77"><text:s text:c="2"/>if((fd = open(arch, O_RDWR)) &lt;0){ // De lectura y escritura</text:span></text:p>
            <text:p text:style-name="P29"><text:span text:style-name="T77"><text:s text:c="4"/>perror("\nError en apertura de archivo\n");</text:span></text:p>
            <text:p text:style-name="P29"><text:span text:style-name="T77"><text:s text:c="4"/>exit(-1);</text:span></text:p>
            <text:p text:style-name="P29"><text:span text:style-name="T77"><text:s text:c="2"/>}</text:span></text:p>
            <text:p text:style-name="P29"><text:span text:style-name="T78"/></text:p>
            <text:p text:style-name="P29"><text:span text:style-name="T79"><text:s text:c="2"/>/* Creacion del struct cerrojo */</text:span></text:p>
            <text:p text:style-name="P29"><text:span text:style-name="T80"/></text:p>
            <text:p text:style-name="P29"><text:span text:style-name="T81"><text:s text:c="2"/>cerrojo.l_type = F_WRLCK; // De escritura</text:span></text:p>
            <text:p text:style-name="P29"><text:span text:style-name="T81"><text:s text:c="2"/>cerrojo.l_whence = SEEK_SET; // De donde</text:span></text:p>
            <text:p text:style-name="P29"><text:span text:style-name="T81"><text:s text:c="2"/>cerrojo.l_start = 0;</text:span></text:p>
            <text:p text:style-name="P29"><text:span text:style-name="T81"><text:s text:c="2"/>cerrojo.l_len = 0;</text:span></text:p>
            <text:p text:style-name="P29"><text:span text:style-name="T82"/></text:p>
            <text:p text:style-name="P29"><text:span text:style-name="T82"/></text:p>
            <text:p text:style-name="P29"><text:span text:style-name="T83"><text:s text:c="2"/>if((fcntl(fd, F_SETLKW, &amp;cerrojo)) &lt;0){</text:span></text:p>
            <text:p text:style-name="P29"><text:span text:style-name="T83"><text:s text:c="4"/>perror("\nInterbloqueo detectado\n");</text:span></text:p>
            <text:p text:style-name="P29"><text:span text:style-name="T83"><text:s text:c="4"/>//exit(-1);</text:span></text:p>
            <text:p text:style-name="P29"><text:span text:style-name="T83"><text:s text:c="2"/>}</text:span></text:p>
            <text:p text:style-name="P29"><text:span text:style-name="T84"/></text:p>
            <text:p text:style-name="P29"><text:span text:style-name="T85"><text:s text:c="2"/>printf("\nCerrojo puesto, pulse una tecla\n");</text:span></text:p>
            <text:p text:style-name="P29"><text:span text:style-name="T85"><text:s text:c="2"/>scanf("%s", tecla);</text:span></text:p>
            <text:p text:style-name="P29"><text:span text:style-name="T86"/></text:p>
            <text:p text:style-name="P29"><text:span text:style-name="T86"/></text:p>
            <text:p text:style-name="P29"><text:span text:style-name="T87"><text:s text:c="2"/>sleep(1);</text:span></text:p>
            <text:p text:style-name="P29"><text:span text:style-name="T88"/></text:p>
            <text:p text:style-name="P29"><text:span text:style-name="T89"><text:s text:c="2"/>// Desbloqueo</text:span></text:p>
            <text:p text:style-name="P29"><text:span text:style-name="T89"><text:s text:c="2"/>cerrojo.l_type=F_UNLCK;</text:span></text:p>
            <text:p text:style-name="P29"><text:span text:style-name="T89"><text:s text:c="2"/>cerrojo.l_whence=SEEK_SET;</text:span></text:p>
            <text:p text:style-name="P29"><text:span text:style-name="T89"><text:s text:c="2"/>cerrojo.l_start=0;</text:span></text:p>
            <text:p text:style-name="P29"><text:span text:style-name="T89"><text:s text:c="2"/>cerrojo.l_len=0;</text:span></text:p>
            <text:p text:style-name="P29"><text:span text:style-name="T90"/></text:p>
            <text:p text:style-name="P29"><text:span text:style-name="T91"><text:s text:c="2"/>if(fcntl(fd, F_SETLKW, &amp;cerrojo) &lt;0){</text:span></text:p>
            <text:p text:style-name="P29"><text:span text:style-name="T91"><text:s text:c="5"/>perror ("\nDesbloqueo\n");</text:span></text:p>
            <text:p text:style-name="P29"><text:span text:style-name="T91"><text:s text:c="3"/>}</text:span></text:p>
            <text:p text:style-name="P29"><text:span text:style-name="T92"/></text:p>
            <text:p text:style-name="P29"><text:span text:style-name="T93">}</text:span></text:p>
            <text:p text:style-name="P29"><text:span text:style-name="T94"/></text:p>
            <text:p text:style-name="P29"><text:span text:style-name="T94"/></text:p>
            <text:p text:style-name="P29"><text:span text:style-name="T94"/></text:p>
            <text:p text:style-name="P29"><text:span text:style-name="T94"/></text:p>
            <text:p text:style-name="P29"><text:span text:style-name="T94"/></text:p>
          </table:table-cell>
        </table:table-row>
      </table:table>
      <text:p text:style-name="P31"><text:span text:style-name="T94"/></text:p>
      <text:p text:style-name="P31"><text:span text:style-name="T95">Mi solución a la<text:s/></text:span><text:span text:style-name="T96">ejercicio 5</text:span><text:span text:style-name="T97"><text:s/>ha sido:</text:span></text:p>
      <text:p text:style-name="P31"><text:span text:style-name="T98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99">#include&lt;sys/types.h&gt;</text:span></text:p>
            <text:p text:style-name="P33"><text:span text:style-name="T99">#include&lt;sys/stat.h&gt;</text:span></text:p>
            <text:p text:style-name="P33"><text:span text:style-name="T99">#include&lt;fcntl.h&gt;</text:span></text:p>
            <text:p text:style-name="P33"><text:span text:style-name="T99">#include&lt;unistd.h&gt;</text:span></text:p>
            <text:p text:style-name="P33"><text:span text:style-name="T99">#include&lt;stdio.h&gt;</text:span></text:p>
            <text:p text:style-name="P33"><text:span text:style-name="T99">#include&lt;stdlib.h&gt;</text:span></text:p>
            <text:p text:style-name="P33"><text:span text:style-name="T99">#include&lt;errno.h&gt;</text:span></text:p>
            <text:p text:style-name="P33"><text:span text:style-name="T99">#include&lt;fcntl.h&gt;</text:span></text:p>
            <text:p text:style-name="P33"><text:span text:style-name="T99">#include&lt;string.h&gt;</text:span></text:p>
            <text:p text:style-name="P33"><text:span text:style-name="T99">#include &lt;sys/mman.h&gt;</text:span></text:p>
            <text:p text:style-name="P33"><text:span text:style-name="T100"/></text:p>
            <text:p text:style-name="P33"><text:span text:style-name="T101">/*</text:span></text:p>
            <text:p text:style-name="P33"><text:span text:style-name="T101"><text:s text:c="2"/>Ejercicio 5 - Práctica 6 - Rubén Calvo Villazán</text:span></text:p>
            <text:p text:style-name="P33"><text:span text:style-name="T102"/></text:p>
            <text:p text:style-name="P33"><text:span text:style-name="T103"><text:s text:c="2"/>Ejercicio 5: Escribir un programa, similar a la orden cp, que utilice</text:span></text:p>
            <text:p text:style-name="P33"><text:span text:style-name="T103"><text:s text:c="2"/>para su implementación la llamada al sistema mmap() y una función de</text:span></text:p>
            <text:p text:style-name="P33"><text:span text:style-name="T103"><text:s text:c="2"/>C que nos permite copiar memoria, como por ejemplo memcpy(). Para</text:span></text:p>
            <text:p text:style-name="P33"><text:span text:style-name="T103"><text:s text:c="2"/>conocer el tamaño del archivo origen podemos utilizar stat() y para</text:span></text:p>
            <text:p text:style-name="P33"><text:span text:style-name="T103"><text:s text:c="2"/>establecer el tamaño del archivo destino se puede usar ftruncate().</text:span></text:p>
            <text:p text:style-name="P33"><text:span text:style-name="T103"><text:s text:c="2"/>*/</text:span></text:p>
            <text:p text:style-name="P33"><text:span text:style-name="T104"/></text:p>
            <text:p text:style-name="P33"><text:span text:style-name="T105">int main(int argc, char* argv[]){</text:span></text:p>
            <text:p text:style-name="P33"><text:span text:style-name="T106"/></text:p>
            <text:p text:style-name="P33"><text:span text:style-name="T107"><text:s text:c="2"/>if(argc &lt;3){ // cp [arch1] [arch2] -&gt;se piden los archivos, el cp va implicito</text:span></text:p>
            <text:p text:style-name="P33"><text:span text:style-name="T107"><text:s text:c="4"/>printf("\nEscribe ./ej5 [arch1] [arch2]\n");</text:span></text:p>
            <text:p text:style-name="P33"><text:span text:style-name="T107"><text:s text:c="4"/>exit(-1);</text:span></text:p>
            <text:p text:style-name="P33"><text:span text:style-name="T107"><text:s text:c="2"/>}</text:span></text:p>
            <text:p text:style-name="P33"><text:span text:style-name="T108"/></text:p>
            <text:p text:style-name="P33"><text:span text:style-name="T109"><text:s text:c="4"/>struct stat stats; // Atributos de archivo</text:span></text:p>
            <text:p text:style-name="P33"><text:span text:style-name="T109"><text:s text:c="4"/>int fd1, fd2;</text:span></text:p>
            <text:p text:style-name="P33"><text:span text:style-name="T109"><text:s text:c="4"/>char* arch1 = argv[1];</text:span></text:p>
            <text:p text:style-name="P33"><text:span text:style-name="T109"><text:s text:c="4"/>char* arch2 = argv[2];</text:span></text:p>
            <text:p text:style-name="P33"><text:span text:style-name="T110"/></text:p>
            <text:p text:style-name="P33"><text:span text:style-name="T111"><text:s text:c="4"/>umask(0); // Ponemos mask 0</text:span></text:p>
            <text:p text:style-name="P33"><text:span text:style-name="T112"/></text:p>
            <text:p text:style-name="P33"><text:span text:style-name="T113"><text:s text:c="4"/>if((fd1 = open(arch1, O_RDONLY)) &lt;0){</text:span></text:p>
            <text:p text:style-name="P33"><text:span text:style-name="T113"><text:s text:c="6"/>perror("\nError en apertura de archivo 1\n");</text:span></text:p>
            <text:p text:style-name="P33"><text:span text:style-name="T113"><text:s text:c="6"/>exit(-1);</text:span></text:p>
            <text:p text:style-name="P33"><text:span text:style-name="T113"><text:s text:c="4"/>}</text:span></text:p>
            <text:p text:style-name="P33"><text:span text:style-name="T114"/></text:p>
            <text:p text:style-name="P33"><text:span text:style-name="T115"><text:s text:c="4"/>umask(0);</text:span></text:p>
            <text:p text:style-name="P33"><text:span text:style-name="T116"/></text:p>
            <text:p text:style-name="P33"><text:span text:style-name="T117"><text:s text:c="4"/>if((fd2 = open(arch2, O_WRONLY | O_CREAT | O_TRUNC, 0700)) &lt;0){</text:span></text:p>
            <text:p text:style-name="P33"><text:span text:style-name="T117"><text:s text:c="6"/>perror("\nError en apertura/creacion de archivo 2\n");</text:span></text:p>
            <text:p text:style-name="P33"><text:span text:style-name="T117"><text:s text:c="6"/>exit(-1);</text:span></text:p>
            <text:p text:style-name="P33"><text:span text:style-name="T117"><text:s text:c="4"/>}</text:span></text:p>
            <text:p text:style-name="P33"><text:span text:style-name="T118"/></text:p>
            <text:p text:style-name="P33"><text:span text:style-name="T118"/></text:p>
            <text:p text:style-name="P33"><text:span text:style-name="T119"><text:s text:c="4"/>// Accedemos al stat del primer archivo</text:span></text:p>
            <text:p text:style-name="P33"><text:span text:style-name="T120"/></text:p>
            <text:p text:style-name="P33"><text:span text:style-name="T121"><text:s text:c="4"/>if(stat(arch1, &amp;stats) &lt;0){</text:span></text:p>
            <text:p text:style-name="P33"><text:span text:style-name="T121"><text:s text:c="6"/>printf("\nError al acceder a stat del primer archivo\n");</text:span></text:p>
            <text:p text:style-name="P33"><text:span text:style-name="T121"><text:s text:c="6"/>exit(-1);</text:span></text:p>
            <text:p text:style-name="P33"><text:span text:style-name="T121"><text:s text:c="4"/>}</text:span></text:p>
            <text:p text:style-name="P33"><text:span text:style-name="T122"/></text:p>
            <text:p text:style-name="P33"><text:span text:style-name="T123"><text:s text:c="4"/>int tam = stats.st_size; // Guardamos el tamaño del archivo</text:span></text:p>
            <text:p text:style-name="P33"><text:span text:style-name="T124"/></text:p>
            <text:p text:style-name="P33"><text:span text:style-name="T125"><text:s text:c="4"/>ftruncate(fd2, tam); // Trunca tamaño</text:span></text:p>
            <text:p text:style-name="P33"><text:span text:style-name="T126"/></text:p>
            <text:p text:style-name="P33"><text:span text:style-name="T127"><text:s text:c="4"/>char* aux1, *aux2;</text:span></text:p>
            <text:p text:style-name="P33"><text:span text:style-name="T128"/></text:p>
            <text:p text:style-name="P33"><text:span text:style-name="T129"><text:s text:c="4"/>if((aux1 = (char*)mmap(0, tam, PROT_READ, MAP_SHARED, fd1, 0)) == MAP_FAILED){</text:span></text:p>
            <text:p text:style-name="P33"><text:span text:style-name="T129"><text:s text:c="6"/>perror("\nFallo en mmap 1\n");</text:span></text:p>
            <text:p text:style-name="P33"><text:span text:style-name="T129"><text:s text:c="6"/>exit(-1);</text:span></text:p>
            <text:p text:style-name="P33"><text:span text:style-name="T129"><text:s text:c="4"/>}</text:span></text:p>
            <text:p text:style-name="P33"><text:span text:style-name="T130"/></text:p>
            <text:p text:style-name="P33"><text:span text:style-name="T131"><text:s text:c="4"/>if((aux2 = (char*)mmap(0, tam, PROT_WRITE, MAP_SHARED, fd2, 0)) == MAP_FAILED){</text:span></text:p>
            <text:p text:style-name="P33"><text:span text:style-name="T131"><text:s text:c="6"/>perror("\nFallo en mmap 2\n");</text:span></text:p>
            <text:p text:style-name="P33"><text:span text:style-name="T131"><text:s text:c="6"/>exit(-1);</text:span></text:p>
            <text:p text:style-name="P33"><text:span text:style-name="T131"><text:s text:c="4"/>}</text:span></text:p>
            <text:p text:style-name="P33"><text:span text:style-name="T132"/></text:p>
            <text:p text:style-name="P33"><text:span text:style-name="T133"><text:s text:c="4"/>// Copiamos archivo</text:span></text:p>
            <text:p text:style-name="P33"><text:span text:style-name="T134"/></text:p>
            <text:p text:style-name="P33"><text:span text:style-name="T135"><text:s text:c="4"/>memcpy(aux2, aux1, tam);</text:span></text:p>
            <text:p text:style-name="P33"><text:span text:style-name="T136"/></text:p>
            <text:p text:style-name="P33"><text:span text:style-name="T137"><text:s text:c="4"/>// Faltan los unmap (Cerrar los mmap)</text:span></text:p>
            <text:p text:style-name="P33"><text:span text:style-name="T138"/></text:p>
            <text:p text:style-name="P33"><text:span text:style-name="T139"><text:s text:c="4"/>if(munmap(aux1, tam) &lt;0){</text:span></text:p>
            <text:p text:style-name="P33"><text:span text:style-name="T139"><text:s text:c="6"/>printf("\nError en primer unmap\n");</text:span></text:p>
            <text:p text:style-name="P33"><text:span text:style-name="T139"><text:s text:c="6"/>exit(-1);</text:span></text:p>
            <text:p text:style-name="P33"><text:span text:style-name="T139"><text:s text:c="4"/>}</text:span></text:p>
            <text:p text:style-name="P33"><text:span text:style-name="T140"/></text:p>
            <text:p text:style-name="P33"><text:span text:style-name="T141"><text:s text:c="4"/>if(munmap(aux2, tam) &lt;0){</text:span></text:p>
            <text:p text:style-name="P33"><text:span text:style-name="T141"><text:s text:c="6"/>printf("\nError en segundo unmap\n");</text:span></text:p>
            <text:p text:style-name="P33"><text:span text:style-name="T141"><text:s text:c="6"/>exit(-1);</text:span></text:p>
            <text:p text:style-name="P33"><text:span text:style-name="T141"><text:s text:c="4"/>}</text:span></text:p>
            <text:p text:style-name="P33"><text:span text:style-name="T142"/></text:p>
            <text:p text:style-name="P33"><text:span text:style-name="T142"/></text:p>
            <text:p text:style-name="P33"><text:span text:style-name="T142"/></text:p>
            <text:p text:style-name="P33"><text:span text:style-name="T142"/></text:p>
            <text:p text:style-name="P33"><text:span text:style-name="T143">}</text:span></text:p>
            <text:p text:style-name="P33"><text:span text:style-name="T144"/></text:p>
            <text:p text:style-name="P33"><text:span text:style-name="T144"/></text:p>
            <text:p text:style-name="P33"><text:span text:style-name="T144"/></text:p>
            <text:p text:style-name="P33"><text:span text:style-name="T144"/></text:p>
          </table:table-cell>
        </table:table-row>
      </table:table>
      <text:p text:style-name="P35"><text:span text:style-name="T1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